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pitch="variable"/>
    <style:font-face style:name="Arial Unicode MS" svg:font-family="'Arial Unicode MS'" style:font-family-generic="system" style:font-pitch="variable"/>
    <style:font-face style:name="Arial1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athematicaSans" svg:font-family="MathematicaSans" style:font-pitch="variable"/>
    <style:font-face style:name="MathematicaSans1" svg:font-family="MathematicaSans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opacity="25%" draw:textarea-horizontal-align="justify" draw:textarea-vertical-align="middle" draw:auto-grow-height="false" fo:min-height="5.692cm" fo:min-width="7.62cm"/>
    </style:style>
    <style:style style:name="gr2" style:family="graphic" style:parent-style-name="standard">
      <style:graphic-properties draw:stroke="solid" svg:stroke-width="0.05cm" svg:stroke-color="#0000ff" draw:stroke-linejoin="miter" svg:stroke-linecap="square" draw:fill="none" fo:padding-top="0.025cm" fo:padding-bottom="0.025cm" fo:padding-left="0.025cm" fo:padding-right="0.025cm"/>
    </style:style>
    <style:style style:name="gr3" style:family="graphic" style:parent-style-name="standard">
      <style:graphic-properties draw:stroke="solid" svg:stroke-width="0.05cm" svg:stroke-color="#000000" draw:stroke-linejoin="miter" svg:stroke-linecap="square" draw:fill="none" fo:padding-top="0.025cm" fo:padding-bottom="0.025cm" fo:padding-left="0.025cm" fo:padding-right="0.025cm"/>
    </style:style>
    <style:style style:name="gr4" style:family="graphic" style:parent-style-name="standard">
      <style:graphic-properties draw:stroke="solid" svg:stroke-width="0.05cm" svg:stroke-color="#000000" draw:stroke-linejoin="miter" svg:stroke-linecap="butt" draw:fill="none" fo:padding-top="0.025cm" fo:padding-bottom="0.025cm" fo:padding-left="0.025cm" fo:padding-right="0.025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0.456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0.51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opacity="50%" draw:textarea-horizontal-align="justify" draw:textarea-vertical-align="middle" draw:auto-grow-height="false" fo:min-height="1.925cm" fo:min-width="7.62cm"/>
    </style:style>
    <style:style style:name="gr8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9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/>
    </style:style>
    <style:style style:name="P1" style:family="paragraph">
      <loext:graphic-properties draw:opacity="25%"/>
      <style:paragraph-properties fo:text-align="center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style:writing-mode="lr-tb"/>
      <style:text-properties fo:font-size="13pt" style:font-size-asian="13pt" style:font-size-complex="13pt"/>
    </style:style>
    <style:style style:name="P5" style:family="paragraph">
      <loext:graphic-properties draw:opacity="50%"/>
      <style:paragraph-properties fo:text-align="center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</style:style>
    <style:style style:name="T1" style:family="text">
      <style:text-properties fo:color="#000000" loext:opacity="100%" style:font-name="Arial1" fo:font-size="13pt" fo:font-weight="bold" style:font-size-asian="13pt" style:font-weight-asian="bold" style:font-name-complex="Arial1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custom-shape draw:style-name="gr1" draw:text-style-name="P1" draw:layer="layout" svg:width="7.62cm" svg:height="5.692cm" svg:x="1.017cm" svg:y="0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1.023cm" svg:y1="5.947cm" svg:x2="8.635cm" svg:y2="5.947cm">
          <text:p/>
        </draw:line>
        <draw:line draw:style-name="gr2" draw:text-style-name="P2" draw:layer="layout" svg:x1="5.601cm" svg:y1="1.768cm" svg:x2="6.058cm" svg:y2="1.768cm">
          <text:p/>
        </draw:line>
        <draw:line draw:style-name="gr3" draw:text-style-name="P2" draw:layer="layout" svg:x1="8.635cm" svg:y1="7.867cm" svg:x2="1.023cm" svg:y2="7.867cm">
          <text:p/>
        </draw:line>
        <draw:line draw:style-name="gr3" draw:text-style-name="P2" draw:layer="layout" svg:x1="1.023cm" svg:y1="7.867cm" svg:x2="1.023cm" svg:y2="0.255cm">
          <text:p/>
        </draw:line>
        <draw:line draw:style-name="gr3" draw:text-style-name="P2" draw:layer="layout" svg:x1="1.023cm" svg:y1="0.255cm" svg:x2="8.635cm" svg:y2="0.255cm">
          <text:p/>
        </draw:line>
        <draw:line draw:style-name="gr3" draw:text-style-name="P2" draw:layer="layout" svg:x1="8.635cm" svg:y1="0.255cm" svg:x2="8.635cm" svg:y2="7.867cm">
          <text:p/>
        </draw:line>
        <draw:line draw:style-name="gr4" draw:text-style-name="P2" draw:layer="layout" svg:x1="1.023cm" svg:y1="7.867cm" svg:x2="1.023cm" svg:y2="7.753cm">
          <text:p/>
        </draw:line>
        <draw:line draw:style-name="gr4" draw:text-style-name="P2" draw:layer="layout" svg:x1="1.277cm" svg:y1="7.867cm" svg:x2="1.277cm" svg:y2="7.799cm">
          <text:p/>
        </draw:line>
        <draw:line draw:style-name="gr4" draw:text-style-name="P2" draw:layer="layout" svg:x1="1.53cm" svg:y1="7.867cm" svg:x2="1.53cm" svg:y2="7.799cm">
          <text:p/>
        </draw:line>
        <draw:line draw:style-name="gr4" draw:text-style-name="P2" draw:layer="layout" svg:x1="1.784cm" svg:y1="7.867cm" svg:x2="1.784cm" svg:y2="7.799cm">
          <text:p/>
        </draw:line>
        <draw:line draw:style-name="gr4" draw:text-style-name="P2" draw:layer="layout" svg:x1="2.038cm" svg:y1="7.867cm" svg:x2="2.038cm" svg:y2="7.799cm">
          <text:p/>
        </draw:line>
        <draw:line draw:style-name="gr4" draw:text-style-name="P2" draw:layer="layout" svg:x1="2.292cm" svg:y1="7.867cm" svg:x2="2.292cm" svg:y2="7.753cm">
          <text:p/>
        </draw:line>
        <draw:frame draw:style-name="gr5" draw:text-style-name="P4" draw:layer="layout" svg:width="0.456cm" svg:height="0.513cm" svg:x="0.896cm" svg:y="7.944cm">
          <draw:text-box>
            <text:p text:style-name="P3"><text:span text:style-name="T1">0</text:span></text:p>
          </draw:text-box>
        </draw:frame>
        <draw:line draw:style-name="gr4" draw:text-style-name="P2" draw:layer="layout" svg:x1="2.545cm" svg:y1="7.867cm" svg:x2="2.545cm" svg:y2="7.799cm">
          <text:p/>
        </draw:line>
        <draw:line draw:style-name="gr4" draw:text-style-name="P2" draw:layer="layout" svg:x1="2.799cm" svg:y1="7.867cm" svg:x2="2.799cm" svg:y2="7.799cm">
          <text:p/>
        </draw:line>
        <draw:line draw:style-name="gr4" draw:text-style-name="P2" draw:layer="layout" svg:x1="3.053cm" svg:y1="7.867cm" svg:x2="3.053cm" svg:y2="7.799cm">
          <text:p/>
        </draw:line>
        <draw:line draw:style-name="gr4" draw:text-style-name="P2" draw:layer="layout" svg:x1="3.307cm" svg:y1="7.867cm" svg:x2="3.307cm" svg:y2="7.799cm">
          <text:p/>
        </draw:line>
        <draw:line draw:style-name="gr4" draw:text-style-name="P2" draw:layer="layout" svg:x1="3.56cm" svg:y1="7.867cm" svg:x2="3.56cm" svg:y2="7.753cm">
          <text:p/>
        </draw:line>
        <draw:frame draw:style-name="gr6" draw:text-style-name="P4" draw:layer="layout" svg:width="0.51cm" svg:height="0.513cm" svg:x="2.038cm" svg:y="7.944cm">
          <draw:text-box>
            <text:p text:style-name="P3"><text:span text:style-name="T1">10</text:span></text:p>
          </draw:text-box>
        </draw:frame>
        <draw:line draw:style-name="gr4" draw:text-style-name="P2" draw:layer="layout" svg:x1="3.814cm" svg:y1="7.867cm" svg:x2="3.814cm" svg:y2="7.799cm">
          <text:p/>
        </draw:line>
        <draw:line draw:style-name="gr4" draw:text-style-name="P2" draw:layer="layout" svg:x1="4.068cm" svg:y1="7.867cm" svg:x2="4.068cm" svg:y2="7.799cm">
          <text:p/>
        </draw:line>
        <draw:line draw:style-name="gr4" draw:text-style-name="P2" draw:layer="layout" svg:x1="4.321cm" svg:y1="7.867cm" svg:x2="4.321cm" svg:y2="7.799cm">
          <text:p/>
        </draw:line>
        <draw:line draw:style-name="gr4" draw:text-style-name="P2" draw:layer="layout" svg:x1="4.575cm" svg:y1="7.867cm" svg:x2="4.575cm" svg:y2="7.799cm">
          <text:p/>
        </draw:line>
        <draw:line draw:style-name="gr4" draw:text-style-name="P2" draw:layer="layout" svg:x1="4.829cm" svg:y1="7.867cm" svg:x2="4.829cm" svg:y2="7.753cm">
          <text:p/>
        </draw:line>
        <draw:frame draw:style-name="gr6" draw:text-style-name="P4" draw:layer="layout" svg:width="0.51cm" svg:height="0.513cm" svg:x="3.306cm" svg:y="7.944cm">
          <draw:text-box>
            <text:p text:style-name="P3"><text:span text:style-name="T1">20</text:span></text:p>
          </draw:text-box>
        </draw:frame>
        <draw:line draw:style-name="gr4" draw:text-style-name="P2" draw:layer="layout" svg:x1="5.083cm" svg:y1="7.867cm" svg:x2="5.083cm" svg:y2="7.799cm">
          <text:p/>
        </draw:line>
        <draw:line draw:style-name="gr4" draw:text-style-name="P2" draw:layer="layout" svg:x1="5.336cm" svg:y1="7.867cm" svg:x2="5.336cm" svg:y2="7.799cm">
          <text:p/>
        </draw:line>
        <draw:line draw:style-name="gr4" draw:text-style-name="P2" draw:layer="layout" svg:x1="5.59cm" svg:y1="7.867cm" svg:x2="5.59cm" svg:y2="7.799cm">
          <text:p/>
        </draw:line>
        <draw:line draw:style-name="gr4" draw:text-style-name="P2" draw:layer="layout" svg:x1="5.844cm" svg:y1="7.867cm" svg:x2="5.844cm" svg:y2="7.799cm">
          <text:p/>
        </draw:line>
        <draw:line draw:style-name="gr4" draw:text-style-name="P2" draw:layer="layout" svg:x1="6.098cm" svg:y1="7.867cm" svg:x2="6.098cm" svg:y2="7.753cm">
          <text:p/>
        </draw:line>
        <draw:frame draw:style-name="gr6" draw:text-style-name="P4" draw:layer="layout" svg:width="0.51cm" svg:height="0.513cm" svg:x="4.575cm" svg:y="7.944cm">
          <draw:text-box>
            <text:p text:style-name="P3"><text:span text:style-name="T1">30</text:span></text:p>
          </draw:text-box>
        </draw:frame>
        <draw:line draw:style-name="gr4" draw:text-style-name="P2" draw:layer="layout" svg:x1="6.351cm" svg:y1="7.867cm" svg:x2="6.351cm" svg:y2="7.799cm">
          <text:p/>
        </draw:line>
        <draw:line draw:style-name="gr4" draw:text-style-name="P2" draw:layer="layout" svg:x1="6.605cm" svg:y1="7.867cm" svg:x2="6.605cm" svg:y2="7.799cm">
          <text:p/>
        </draw:line>
        <draw:line draw:style-name="gr4" draw:text-style-name="P2" draw:layer="layout" svg:x1="6.859cm" svg:y1="7.867cm" svg:x2="6.859cm" svg:y2="7.799cm">
          <text:p/>
        </draw:line>
        <draw:line draw:style-name="gr4" draw:text-style-name="P2" draw:layer="layout" svg:x1="7.113cm" svg:y1="7.867cm" svg:x2="7.113cm" svg:y2="7.799cm">
          <text:p/>
        </draw:line>
        <draw:line draw:style-name="gr4" draw:text-style-name="P2" draw:layer="layout" svg:x1="7.366cm" svg:y1="7.867cm" svg:x2="7.366cm" svg:y2="7.753cm">
          <text:p/>
        </draw:line>
        <draw:frame draw:style-name="gr6" draw:text-style-name="P4" draw:layer="layout" svg:width="0.51cm" svg:height="0.513cm" svg:x="5.844cm" svg:y="7.944cm">
          <draw:text-box>
            <text:p text:style-name="P3"><text:span text:style-name="T1">40</text:span></text:p>
          </draw:text-box>
        </draw:frame>
        <draw:line draw:style-name="gr4" draw:text-style-name="P2" draw:layer="layout" svg:x1="7.62cm" svg:y1="7.867cm" svg:x2="7.62cm" svg:y2="7.799cm">
          <text:p/>
        </draw:line>
        <draw:line draw:style-name="gr4" draw:text-style-name="P2" draw:layer="layout" svg:x1="7.874cm" svg:y1="7.867cm" svg:x2="7.874cm" svg:y2="7.799cm">
          <text:p/>
        </draw:line>
        <draw:line draw:style-name="gr4" draw:text-style-name="P2" draw:layer="layout" svg:x1="8.128cm" svg:y1="7.867cm" svg:x2="8.128cm" svg:y2="7.799cm">
          <text:p/>
        </draw:line>
        <draw:line draw:style-name="gr4" draw:text-style-name="P2" draw:layer="layout" svg:x1="8.381cm" svg:y1="7.867cm" svg:x2="8.381cm" svg:y2="7.799cm">
          <text:p/>
        </draw:line>
        <draw:line draw:style-name="gr4" draw:text-style-name="P2" draw:layer="layout" svg:x1="8.635cm" svg:y1="7.867cm" svg:x2="8.635cm" svg:y2="7.753cm">
          <text:p/>
        </draw:line>
        <draw:frame draw:style-name="gr6" draw:text-style-name="P4" draw:layer="layout" svg:width="0.51cm" svg:height="0.513cm" svg:x="7.113cm" svg:y="7.944cm">
          <draw:text-box>
            <text:p text:style-name="P3"><text:span text:style-name="T1">50</text:span></text:p>
          </draw:text-box>
        </draw:frame>
        <draw:line draw:style-name="gr4" draw:text-style-name="P2" draw:layer="layout" svg:x1="1.023cm" svg:y1="7.867cm" svg:x2="1.137cm" svg:y2="7.867cm">
          <text:p/>
        </draw:line>
        <draw:frame draw:style-name="gr6" draw:text-style-name="P4" draw:layer="layout" svg:width="0.51cm" svg:height="0.513cm" svg:x="8.381cm" svg:y="7.944cm">
          <draw:text-box>
            <text:p text:style-name="P3"><text:span text:style-name="T1">60</text:span></text:p>
          </draw:text-box>
        </draw:frame>
        <draw:line draw:style-name="gr4" draw:text-style-name="P2" draw:layer="layout" svg:x1="1.023cm" svg:y1="7.563cm" svg:x2="1.091cm" svg:y2="7.563cm">
          <text:p/>
        </draw:line>
        <draw:line draw:style-name="gr4" draw:text-style-name="P2" draw:layer="layout" svg:x1="1.023cm" svg:y1="7.258cm" svg:x2="1.091cm" svg:y2="7.258cm">
          <text:p/>
        </draw:line>
        <draw:line draw:style-name="gr4" draw:text-style-name="P2" draw:layer="layout" svg:x1="1.023cm" svg:y1="6.954cm" svg:x2="1.091cm" svg:y2="6.954cm">
          <text:p/>
        </draw:line>
        <draw:line draw:style-name="gr4" draw:text-style-name="P2" draw:layer="layout" svg:x1="1.023cm" svg:y1="6.649cm" svg:x2="1.091cm" svg:y2="6.649cm">
          <text:p/>
        </draw:line>
        <draw:line draw:style-name="gr4" draw:text-style-name="P2" draw:layer="layout" svg:x1="1.023cm" svg:y1="6.345cm" svg:x2="1.137cm" svg:y2="6.345cm">
          <text:p/>
        </draw:line>
        <draw:frame draw:style-name="gr5" draw:text-style-name="P4" draw:layer="layout" svg:width="0.456cm" svg:height="0.513cm" svg:x="0.693cm" svg:y="7.613cm">
          <draw:text-box>
            <text:p text:style-name="P3"><text:span text:style-name="T1">0</text:span></text:p>
          </draw:text-box>
        </draw:frame>
        <draw:line draw:style-name="gr4" draw:text-style-name="P2" draw:layer="layout" svg:x1="1.023cm" svg:y1="6.04cm" svg:x2="1.091cm" svg:y2="6.04cm">
          <text:p/>
        </draw:line>
        <draw:line draw:style-name="gr4" draw:text-style-name="P2" draw:layer="layout" svg:x1="1.023cm" svg:y1="5.736cm" svg:x2="1.091cm" svg:y2="5.736cm">
          <text:p/>
        </draw:line>
        <draw:line draw:style-name="gr4" draw:text-style-name="P2" draw:layer="layout" svg:x1="1.023cm" svg:y1="5.431cm" svg:x2="1.091cm" svg:y2="5.431cm">
          <text:p/>
        </draw:line>
        <draw:line draw:style-name="gr4" draw:text-style-name="P2" draw:layer="layout" svg:x1="1.023cm" svg:y1="5.127cm" svg:x2="1.091cm" svg:y2="5.127cm">
          <text:p/>
        </draw:line>
        <draw:line draw:style-name="gr4" draw:text-style-name="P2" draw:layer="layout" svg:x1="1.023cm" svg:y1="4.822cm" svg:x2="1.137cm" svg:y2="4.822cm">
          <text:p/>
        </draw:line>
        <draw:frame draw:style-name="gr5" draw:text-style-name="P4" draw:layer="layout" svg:width="0.456cm" svg:height="0.513cm" svg:x="0.693cm" svg:y="6.09cm">
          <draw:text-box>
            <text:p text:style-name="P3"><text:span text:style-name="T1">1</text:span></text:p>
          </draw:text-box>
        </draw:frame>
        <draw:line draw:style-name="gr4" draw:text-style-name="P2" draw:layer="layout" svg:x1="1.023cm" svg:y1="4.518cm" svg:x2="1.091cm" svg:y2="4.518cm">
          <text:p/>
        </draw:line>
        <draw:line draw:style-name="gr4" draw:text-style-name="P2" draw:layer="layout" svg:x1="1.023cm" svg:y1="4.213cm" svg:x2="1.091cm" svg:y2="4.213cm">
          <text:p/>
        </draw:line>
        <draw:line draw:style-name="gr4" draw:text-style-name="P2" draw:layer="layout" svg:x1="1.023cm" svg:y1="3.909cm" svg:x2="1.091cm" svg:y2="3.909cm">
          <text:p/>
        </draw:line>
        <draw:line draw:style-name="gr4" draw:text-style-name="P2" draw:layer="layout" svg:x1="1.023cm" svg:y1="3.604cm" svg:x2="1.091cm" svg:y2="3.604cm">
          <text:p/>
        </draw:line>
        <draw:line draw:style-name="gr4" draw:text-style-name="P2" draw:layer="layout" svg:x1="1.023cm" svg:y1="3.3cm" svg:x2="1.137cm" svg:y2="3.3cm">
          <text:p/>
        </draw:line>
        <draw:frame draw:style-name="gr5" draw:text-style-name="P4" draw:layer="layout" svg:width="0.456cm" svg:height="0.513cm" svg:x="0.693cm" svg:y="4.568cm">
          <draw:text-box>
            <text:p text:style-name="P3"><text:span text:style-name="T1">2</text:span></text:p>
          </draw:text-box>
        </draw:frame>
        <draw:line draw:style-name="gr4" draw:text-style-name="P2" draw:layer="layout" svg:x1="1.023cm" svg:y1="2.995cm" svg:x2="1.091cm" svg:y2="2.995cm">
          <text:p/>
        </draw:line>
        <draw:line draw:style-name="gr4" draw:text-style-name="P2" draw:layer="layout" svg:x1="1.023cm" svg:y1="2.691cm" svg:x2="1.091cm" svg:y2="2.691cm">
          <text:p/>
        </draw:line>
        <draw:line draw:style-name="gr4" draw:text-style-name="P2" draw:layer="layout" svg:x1="1.023cm" svg:y1="2.386cm" svg:x2="1.091cm" svg:y2="2.386cm">
          <text:p/>
        </draw:line>
        <draw:line draw:style-name="gr4" draw:text-style-name="P2" draw:layer="layout" svg:x1="1.023cm" svg:y1="2.082cm" svg:x2="1.091cm" svg:y2="2.082cm">
          <text:p/>
        </draw:line>
        <draw:line draw:style-name="gr4" draw:text-style-name="P2" draw:layer="layout" svg:x1="1.023cm" svg:y1="1.777cm" svg:x2="1.137cm" svg:y2="1.777cm">
          <text:p/>
        </draw:line>
        <draw:frame draw:style-name="gr5" draw:text-style-name="P4" draw:layer="layout" svg:width="0.456cm" svg:height="0.513cm" svg:x="0.693cm" svg:y="3.045cm">
          <draw:text-box>
            <text:p text:style-name="P3"><text:span text:style-name="T1">3</text:span></text:p>
          </draw:text-box>
        </draw:frame>
        <draw:line draw:style-name="gr4" draw:text-style-name="P2" draw:layer="layout" svg:x1="1.023cm" svg:y1="1.473cm" svg:x2="1.091cm" svg:y2="1.473cm">
          <text:p/>
        </draw:line>
        <draw:line draw:style-name="gr4" draw:text-style-name="P2" draw:layer="layout" svg:x1="1.023cm" svg:y1="1.168cm" svg:x2="1.091cm" svg:y2="1.168cm">
          <text:p/>
        </draw:line>
        <draw:line draw:style-name="gr4" draw:text-style-name="P2" draw:layer="layout" svg:x1="1.023cm" svg:y1="0.864cm" svg:x2="1.091cm" svg:y2="0.864cm">
          <text:p/>
        </draw:line>
        <draw:line draw:style-name="gr4" draw:text-style-name="P2" draw:layer="layout" svg:x1="1.023cm" svg:y1="0.559cm" svg:x2="1.091cm" svg:y2="0.559cm">
          <text:p/>
        </draw:line>
        <draw:line draw:style-name="gr4" draw:text-style-name="P2" draw:layer="layout" svg:x1="1.023cm" svg:y1="0.255cm" svg:x2="1.137cm" svg:y2="0.255cm">
          <text:p/>
        </draw:line>
        <draw:frame draw:style-name="gr5" draw:text-style-name="P4" draw:layer="layout" svg:width="0.456cm" svg:height="0.513cm" svg:x="0.693cm" svg:y="1.523cm">
          <draw:text-box>
            <text:p text:style-name="P3"><text:span text:style-name="T1">4</text:span></text:p>
          </draw:text-box>
        </draw:frame>
        <draw:line draw:style-name="gr4" draw:text-style-name="P2" draw:layer="layout" svg:x1="1.023cm" svg:y1="0.255cm" svg:x2="1.023cm" svg:y2="0.369cm">
          <text:p/>
        </draw:line>
        <draw:line draw:style-name="gr4" draw:text-style-name="P2" draw:layer="layout" svg:x1="1.277cm" svg:y1="0.255cm" svg:x2="1.277cm" svg:y2="0.323cm">
          <text:p/>
        </draw:line>
        <draw:line draw:style-name="gr4" draw:text-style-name="P2" draw:layer="layout" svg:x1="1.53cm" svg:y1="0.255cm" svg:x2="1.53cm" svg:y2="0.323cm">
          <text:p/>
        </draw:line>
        <draw:line draw:style-name="gr4" draw:text-style-name="P2" draw:layer="layout" svg:x1="1.784cm" svg:y1="0.255cm" svg:x2="1.784cm" svg:y2="0.323cm">
          <text:p/>
        </draw:line>
        <draw:line draw:style-name="gr4" draw:text-style-name="P2" draw:layer="layout" svg:x1="2.038cm" svg:y1="0.255cm" svg:x2="2.038cm" svg:y2="0.323cm">
          <text:p/>
        </draw:line>
        <draw:line draw:style-name="gr4" draw:text-style-name="P2" draw:layer="layout" svg:x1="2.292cm" svg:y1="0.255cm" svg:x2="2.292cm" svg:y2="0.369cm">
          <text:p/>
        </draw:line>
        <draw:line draw:style-name="gr4" draw:text-style-name="P2" draw:layer="layout" svg:x1="2.545cm" svg:y1="0.255cm" svg:x2="2.545cm" svg:y2="0.323cm">
          <text:p/>
        </draw:line>
        <draw:line draw:style-name="gr4" draw:text-style-name="P2" draw:layer="layout" svg:x1="2.799cm" svg:y1="0.255cm" svg:x2="2.799cm" svg:y2="0.323cm">
          <text:p/>
        </draw:line>
        <draw:line draw:style-name="gr4" draw:text-style-name="P2" draw:layer="layout" svg:x1="3.053cm" svg:y1="0.255cm" svg:x2="3.053cm" svg:y2="0.323cm">
          <text:p/>
        </draw:line>
        <draw:line draw:style-name="gr4" draw:text-style-name="P2" draw:layer="layout" svg:x1="3.307cm" svg:y1="0.255cm" svg:x2="3.307cm" svg:y2="0.323cm">
          <text:p/>
        </draw:line>
        <draw:line draw:style-name="gr4" draw:text-style-name="P2" draw:layer="layout" svg:x1="3.56cm" svg:y1="0.255cm" svg:x2="3.56cm" svg:y2="0.369cm">
          <text:p/>
        </draw:line>
        <draw:line draw:style-name="gr4" draw:text-style-name="P2" draw:layer="layout" svg:x1="3.814cm" svg:y1="0.255cm" svg:x2="3.814cm" svg:y2="0.323cm">
          <text:p/>
        </draw:line>
        <draw:line draw:style-name="gr4" draw:text-style-name="P2" draw:layer="layout" svg:x1="4.068cm" svg:y1="0.255cm" svg:x2="4.068cm" svg:y2="0.323cm">
          <text:p/>
        </draw:line>
        <draw:line draw:style-name="gr4" draw:text-style-name="P2" draw:layer="layout" svg:x1="4.321cm" svg:y1="0.255cm" svg:x2="4.321cm" svg:y2="0.323cm">
          <text:p/>
        </draw:line>
        <draw:line draw:style-name="gr4" draw:text-style-name="P2" draw:layer="layout" svg:x1="4.575cm" svg:y1="0.255cm" svg:x2="4.575cm" svg:y2="0.323cm">
          <text:p/>
        </draw:line>
        <draw:line draw:style-name="gr4" draw:text-style-name="P2" draw:layer="layout" svg:x1="4.829cm" svg:y1="0.255cm" svg:x2="4.829cm" svg:y2="0.369cm">
          <text:p/>
        </draw:line>
        <draw:line draw:style-name="gr4" draw:text-style-name="P2" draw:layer="layout" svg:x1="5.083cm" svg:y1="0.255cm" svg:x2="5.083cm" svg:y2="0.323cm">
          <text:p/>
        </draw:line>
        <draw:line draw:style-name="gr4" draw:text-style-name="P2" draw:layer="layout" svg:x1="5.336cm" svg:y1="0.255cm" svg:x2="5.336cm" svg:y2="0.323cm">
          <text:p/>
        </draw:line>
        <draw:line draw:style-name="gr4" draw:text-style-name="P2" draw:layer="layout" svg:x1="5.59cm" svg:y1="0.255cm" svg:x2="5.59cm" svg:y2="0.323cm">
          <text:p/>
        </draw:line>
        <draw:line draw:style-name="gr4" draw:text-style-name="P2" draw:layer="layout" svg:x1="5.844cm" svg:y1="0.255cm" svg:x2="5.844cm" svg:y2="0.323cm">
          <text:p/>
        </draw:line>
        <draw:line draw:style-name="gr4" draw:text-style-name="P2" draw:layer="layout" svg:x1="6.098cm" svg:y1="0.255cm" svg:x2="6.098cm" svg:y2="0.369cm">
          <text:p/>
        </draw:line>
        <draw:line draw:style-name="gr4" draw:text-style-name="P2" draw:layer="layout" svg:x1="6.351cm" svg:y1="0.255cm" svg:x2="6.351cm" svg:y2="0.323cm">
          <text:p/>
        </draw:line>
        <draw:line draw:style-name="gr4" draw:text-style-name="P2" draw:layer="layout" svg:x1="6.605cm" svg:y1="0.255cm" svg:x2="6.605cm" svg:y2="0.323cm">
          <text:p/>
        </draw:line>
        <draw:line draw:style-name="gr4" draw:text-style-name="P2" draw:layer="layout" svg:x1="6.859cm" svg:y1="0.255cm" svg:x2="6.859cm" svg:y2="0.323cm">
          <text:p/>
        </draw:line>
        <draw:line draw:style-name="gr4" draw:text-style-name="P2" draw:layer="layout" svg:x1="7.113cm" svg:y1="0.255cm" svg:x2="7.113cm" svg:y2="0.323cm">
          <text:p/>
        </draw:line>
        <draw:line draw:style-name="gr4" draw:text-style-name="P2" draw:layer="layout" svg:x1="7.366cm" svg:y1="0.255cm" svg:x2="7.366cm" svg:y2="0.369cm">
          <text:p/>
        </draw:line>
        <draw:line draw:style-name="gr4" draw:text-style-name="P2" draw:layer="layout" svg:x1="7.62cm" svg:y1="0.255cm" svg:x2="7.62cm" svg:y2="0.323cm">
          <text:p/>
        </draw:line>
        <draw:line draw:style-name="gr4" draw:text-style-name="P2" draw:layer="layout" svg:x1="7.874cm" svg:y1="0.255cm" svg:x2="7.874cm" svg:y2="0.323cm">
          <text:p/>
        </draw:line>
        <draw:line draw:style-name="gr4" draw:text-style-name="P2" draw:layer="layout" svg:x1="8.128cm" svg:y1="0.255cm" svg:x2="8.128cm" svg:y2="0.323cm">
          <text:p/>
        </draw:line>
        <draw:line draw:style-name="gr4" draw:text-style-name="P2" draw:layer="layout" svg:x1="8.381cm" svg:y1="0.255cm" svg:x2="8.381cm" svg:y2="0.323cm">
          <text:p/>
        </draw:line>
        <draw:line draw:style-name="gr4" draw:text-style-name="P2" draw:layer="layout" svg:x1="8.635cm" svg:y1="0.255cm" svg:x2="8.635cm" svg:y2="0.369cm">
          <text:p/>
        </draw:line>
        <draw:line draw:style-name="gr4" draw:text-style-name="P2" draw:layer="layout" svg:x1="8.635cm" svg:y1="7.867cm" svg:x2="8.521cm" svg:y2="7.867cm">
          <text:p/>
        </draw:line>
        <draw:line draw:style-name="gr4" draw:text-style-name="P2" draw:layer="layout" svg:x1="8.635cm" svg:y1="7.563cm" svg:x2="8.567cm" svg:y2="7.563cm">
          <text:p/>
        </draw:line>
        <draw:line draw:style-name="gr4" draw:text-style-name="P2" draw:layer="layout" svg:x1="8.635cm" svg:y1="7.258cm" svg:x2="8.567cm" svg:y2="7.258cm">
          <text:p/>
        </draw:line>
        <draw:line draw:style-name="gr4" draw:text-style-name="P2" draw:layer="layout" svg:x1="8.635cm" svg:y1="6.954cm" svg:x2="8.567cm" svg:y2="6.954cm">
          <text:p/>
        </draw:line>
        <draw:line draw:style-name="gr4" draw:text-style-name="P2" draw:layer="layout" svg:x1="8.635cm" svg:y1="6.649cm" svg:x2="8.567cm" svg:y2="6.649cm">
          <text:p/>
        </draw:line>
        <draw:line draw:style-name="gr4" draw:text-style-name="P2" draw:layer="layout" svg:x1="8.635cm" svg:y1="6.345cm" svg:x2="8.521cm" svg:y2="6.345cm">
          <text:p/>
        </draw:line>
        <draw:line draw:style-name="gr4" draw:text-style-name="P2" draw:layer="layout" svg:x1="8.635cm" svg:y1="6.04cm" svg:x2="8.567cm" svg:y2="6.04cm">
          <text:p/>
        </draw:line>
        <draw:line draw:style-name="gr4" draw:text-style-name="P2" draw:layer="layout" svg:x1="8.635cm" svg:y1="5.736cm" svg:x2="8.567cm" svg:y2="5.736cm">
          <text:p/>
        </draw:line>
        <draw:line draw:style-name="gr4" draw:text-style-name="P2" draw:layer="layout" svg:x1="8.635cm" svg:y1="5.431cm" svg:x2="8.567cm" svg:y2="5.431cm">
          <text:p/>
        </draw:line>
        <draw:line draw:style-name="gr4" draw:text-style-name="P2" draw:layer="layout" svg:x1="8.635cm" svg:y1="5.127cm" svg:x2="8.567cm" svg:y2="5.127cm">
          <text:p/>
        </draw:line>
        <draw:line draw:style-name="gr4" draw:text-style-name="P2" draw:layer="layout" svg:x1="8.635cm" svg:y1="4.822cm" svg:x2="8.521cm" svg:y2="4.822cm">
          <text:p/>
        </draw:line>
        <draw:line draw:style-name="gr4" draw:text-style-name="P2" draw:layer="layout" svg:x1="8.635cm" svg:y1="4.518cm" svg:x2="8.567cm" svg:y2="4.518cm">
          <text:p/>
        </draw:line>
        <draw:line draw:style-name="gr4" draw:text-style-name="P2" draw:layer="layout" svg:x1="8.635cm" svg:y1="4.213cm" svg:x2="8.567cm" svg:y2="4.213cm">
          <text:p/>
        </draw:line>
        <draw:line draw:style-name="gr4" draw:text-style-name="P2" draw:layer="layout" svg:x1="8.635cm" svg:y1="3.909cm" svg:x2="8.567cm" svg:y2="3.909cm">
          <text:p/>
        </draw:line>
        <draw:line draw:style-name="gr4" draw:text-style-name="P2" draw:layer="layout" svg:x1="8.635cm" svg:y1="3.604cm" svg:x2="8.567cm" svg:y2="3.604cm">
          <text:p/>
        </draw:line>
        <draw:line draw:style-name="gr4" draw:text-style-name="P2" draw:layer="layout" svg:x1="8.635cm" svg:y1="3.3cm" svg:x2="8.521cm" svg:y2="3.3cm">
          <text:p/>
        </draw:line>
        <draw:line draw:style-name="gr4" draw:text-style-name="P2" draw:layer="layout" svg:x1="8.635cm" svg:y1="2.995cm" svg:x2="8.567cm" svg:y2="2.995cm">
          <text:p/>
        </draw:line>
        <draw:line draw:style-name="gr4" draw:text-style-name="P2" draw:layer="layout" svg:x1="8.635cm" svg:y1="2.691cm" svg:x2="8.567cm" svg:y2="2.691cm">
          <text:p/>
        </draw:line>
        <draw:line draw:style-name="gr4" draw:text-style-name="P2" draw:layer="layout" svg:x1="8.635cm" svg:y1="2.386cm" svg:x2="8.567cm" svg:y2="2.386cm">
          <text:p/>
        </draw:line>
        <draw:line draw:style-name="gr4" draw:text-style-name="P2" draw:layer="layout" svg:x1="8.635cm" svg:y1="2.082cm" svg:x2="8.567cm" svg:y2="2.082cm">
          <text:p/>
        </draw:line>
        <draw:line draw:style-name="gr4" draw:text-style-name="P2" draw:layer="layout" svg:x1="8.635cm" svg:y1="1.777cm" svg:x2="8.521cm" svg:y2="1.777cm">
          <text:p/>
        </draw:line>
        <draw:line draw:style-name="gr4" draw:text-style-name="P2" draw:layer="layout" svg:x1="8.635cm" svg:y1="1.473cm" svg:x2="8.567cm" svg:y2="1.473cm">
          <text:p/>
        </draw:line>
        <draw:line draw:style-name="gr4" draw:text-style-name="P2" draw:layer="layout" svg:x1="8.635cm" svg:y1="1.168cm" svg:x2="8.567cm" svg:y2="1.168cm">
          <text:p/>
        </draw:line>
        <draw:line draw:style-name="gr4" draw:text-style-name="P2" draw:layer="layout" svg:x1="8.635cm" svg:y1="0.864cm" svg:x2="8.567cm" svg:y2="0.864cm">
          <text:p/>
        </draw:line>
        <draw:line draw:style-name="gr4" draw:text-style-name="P2" draw:layer="layout" svg:x1="8.635cm" svg:y1="0.559cm" svg:x2="8.567cm" svg:y2="0.559cm">
          <text:p/>
        </draw:line>
        <draw:line draw:style-name="gr4" draw:text-style-name="P2" draw:layer="layout" svg:x1="8.635cm" svg:y1="0.255cm" svg:x2="8.521cm" svg:y2="0.255cm">
          <text:p/>
        </draw:line>
        <draw:frame draw:style-name="gr5" draw:text-style-name="P4" draw:layer="layout" svg:width="0.456cm" svg:height="0.513cm" svg:x="0.693cm" svg:y="0cm">
          <draw:text-box>
            <text:p text:style-name="P3"><text:span text:style-name="T1">5</text:span></text:p>
          </draw:text-box>
        </draw:frame>
        <draw:line draw:style-name="gr2" draw:text-style-name="P2" draw:layer="layout" svg:x1="1.023cm" svg:y1="5.947cm" svg:x2="8.635cm" svg:y2="5.947cm">
          <text:p/>
        </draw:line>
        <draw:custom-shape draw:style-name="gr7" draw:text-style-name="P5" draw:layer="layout" svg:width="7.62cm" svg:height="1.925cm" svg:x="1.017cm" svg:y="5.9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4§display§\mathcal{I}_0§svg§600§TRUE§</svg:desc>
          <draw:g>
            <draw:path draw:style-name="gr8" draw:text-style-name="P6" draw:layer="layout" svg:width="0.321cm" svg:height="0.332cm" svg:x="4.625cm" svg:y="8.572cm" svg:viewBox="0 0 322 333" svg:d="M186 0c-62 0-87 11-99 15-51 21-62 55-62 62 0 2 3 4 6 4 9 0 32-13 36-24 6-18 7-22 40-26 17-3 33-5 49-5 15 0 30 0 45 0-31 31-45 83-63 154-14 57-25 95-44 121-6 6-6 6-20 6-10 0-20 0-31 0-9 0-15 0-26 7-6 3-17 11-17 16 0 3 1 3 11 3 56 0 112 0 168 0 57 0 99-42 99-60 0-2-3-2-4-2-9 0-32 11-37 23-4 10-5 13-29 13-31 0-62 0-94 0 35-30 49-78 66-145 14-53 25-101 45-130 3-4 4-6 14-6 14 0 28 0 42 0 9 0 14 0 26-6 4-3 15-10 15-16 0-3 0-4-11-4-42 0-83 0-125 0z">
              <text:p/>
            </draw:path>
            <draw:path draw:style-name="gr8" draw:text-style-name="P6" draw:layer="layout" svg:width="0.158cm" svg:height="0.233cm" svg:x="4.921cm" svg:y="8.752cm" svg:viewBox="0 0 159 234" svg:d="M159 119c0-38-4-66-21-90-10-15-31-29-58-29-80 0-80 94-80 119 0 24 0 115 80 115 79 0 79-92 79-115zM80 224c-16 0-37-9-44-37-5-20-5-48-5-73s0-51 5-69c7-28 30-35 44-35 18 0 36 11 41 30 6 20 7 44 7 74 0 25 0 51-5 71-7 33-29 39-43 39z">
              <text:p/>
            </draw:path>
          </draw:g>
        </draw:g>
        <draw:g>
          <svg:title>TexMaths</svg:title>
          <svg:desc>14§display§V§svg§600§FALSE§</svg:desc>
          <draw:g>
            <draw:path draw:style-name="gr9" draw:text-style-name="P7" draw:layer="layout" svg:width="0.324cm" svg:height="0.293cm" draw:transform="rotate (1.5707963267949) translate (0.2130692368214cm 4.45709333333333cm)" svg:viewBox="0 0 325 294" svg:d="M0 0c108 0 217 0 325 0 0 98 0 196 0 294-108 0-217 0-325 0 0-98 0-196 0-294z">
              <text:p/>
            </draw:path>
            <draw:path draw:style-name="gr8" draw:text-style-name="P6" draw:layer="layout" svg:width="0.346cm" svg:height="0.343cm" draw:transform="rotate (1.5707963267949) translate (0.188cm 4.4543037037037cm)" svg:viewBox="0 0 347 344" svg:d="M279 56c24-38 45-39 61-41 7 0 7-8 7-9 0-5-2-6-7-6-12 0-26 1-39 1-16 0-33-1-49-1-2 0-9 0-9 10 0 5 5 5 8 5 14 2 22 6 22 16 0 8-7 18-7 19-49 80-99 159-149 238-11-86-22-172-33-259 0-8 11-14 33-14 7 0 13 0 13-9 0-5-4-6-7-6-20 0-41 1-62 1-8 0-18 0-26 0s-18-1-27-1c-2 0-8 0-8 10 0 5 4 5 11 5 28 0 28 4 29 17 13 100 26 201 40 301 1 10 2 11 9 11 9 0 10-3 14-8 59-94 117-187 176-280z">
              <text:p/>
            </draw:path>
          </draw:g>
        </draw:g>
        <draw:g>
          <svg:title>TexMaths</svg:title>
          <svg:desc>14§display§F=0§svg§600§TRUE§</svg:desc>
          <draw:g>
            <draw:path draw:style-name="gr8" draw:text-style-name="P6" draw:layer="layout" svg:width="0.349cm" svg:height="0.331cm" svg:x="6.249cm" svg:y="1.615cm" svg:viewBox="0 0 350 332" svg:d="M130 173c16 0 32 0 48 0 37 0 42 8 42 22 0 4 0 10-5 24-1 3-1 4-1 5 0 5 3 6 6 6 5 0 5-1 8-10 9-35 18-70 27-106 1-5 1-7 1-8-2-1-1-4-6-4s-5 1-8 10c-10 37-21 47-63 47-15 0-30 0-45 0 11-41 22-83 32-124 5-18 5-20 27-20 21 0 43 0 64 0 60 0 72 16 72 53 0 11 0 14-2 27-1 7-1 8-1 10 0 1 1 5 7 5 4 0 5-3 7-12 3-29 6-57 10-85 1-13-2-13-14-13-81 0-161 0-241 0-10 0-14 0-14 10 0 5 4 5 13 5 18 0 32 0 32 9 0 2 0 2-3 12-21 86-43 172-64 258-4 20-6 23-45 23-8 0-14 0-14 9 0 6 7 6 8 6 14 0 51-2 65-2 17 0 57 2 72 2 5 0 12 0 12-9 0-4-2-3-3-5-3-1-3-1-14-1s-14 0-27 0c-14-2-15-5-15-10 0-2 0-4 3-11 9-41 19-82 29-123z">
              <text:p/>
            </draw:path>
            <draw:path draw:style-name="gr8" draw:text-style-name="P6" draw:layer="layout" svg:width="0.325cm" svg:height="0.113cm" svg:x="6.779cm" svg:y="1.768cm" svg:viewBox="0 0 326 114" svg:d="M309 20c7 0 17 0 17-10s-10-10-16-10c-98 0-196 0-295 0-7 0-15 0-15 10s8 10 17 10c97 0 195 0 292 0zM310 114c6 0 16 0 16-9 0-10-10-10-17-10-97 0-195 0-292 0-9 0-17 0-17 10 0 9 8 9 15 9 99 0 197 0 295 0z">
              <text:p/>
            </draw:path>
            <draw:path draw:style-name="gr8" draw:text-style-name="P6" draw:layer="layout" svg:width="0.206cm" svg:height="0.335cm" svg:x="7.288cm" svg:y="1.622cm" svg:viewBox="0 0 207 336" svg:d="M207 169c0-39-3-78-20-115-22-46-63-54-84-54-29 0-64 13-85 59-15 33-18 71-18 110 0 36 3 81 22 118 21 39 58 49 81 49 27 0 65-10 86-57 15-34 18-71 18-110zM103 325c-19 0-47-11-57-59-5-29-5-74-5-103 0-31 0-64 4-90 10-58 46-62 58-62 17 0 49 9 58 57 5 27 5 64 5 95 0 36 0 70-5 101-7 47-35 61-58 61z">
              <text:p/>
            </draw:path>
          </draw:g>
        </draw:g>
        <draw:g>
          <svg:title>TexMaths</svg:title>
          <svg:desc>14§display§F&lt;0§svg§600§TRUE§</svg:desc>
          <draw:g>
            <draw:path draw:style-name="gr8" draw:text-style-name="P6" draw:layer="layout" svg:width="0.349cm" svg:height="0.331cm" svg:x="4.149cm" svg:y="6.71cm" svg:viewBox="0 0 350 332" svg:d="M130 173c16 0 32 0 48 0 37 0 42 8 42 22 0 3 0 10-5 24-1 2-1 4-1 5 0 4 3 6 6 6 5 0 5-2 8-10 9-35 18-70 27-106 1-5 1-7 1-8-2-2-1-6-6-6s-5 3-8 11c-10 38-21 46-63 46-15 0-30 0-45 0 11-40 22-81 32-122 5-18 5-20 27-20 21 0 43 0 64 0 60 0 72 16 72 53 0 11 0 14-2 27-1 7-1 8-1 9 0 2 1 6 7 6 4 0 5-3 7-12 3-29 6-57 10-85 1-13-2-13-14-13-81 0-161 0-241 0-10 0-14 0-14 10 0 5 4 5 13 5 18 0 32 0 32 9 0 2 0 2-3 12-21 86-43 172-64 258-4 18-6 22-45 22-8 0-14 0-14 10 0 6 7 6 8 6 14 0 51-2 65-2 17 0 57 2 72 2 5 0 12 0 12-10 0-3-3-4-3-6-3 0-3 0-14 0s-14 0-27-1c-14-2-15-3-15-10 1-4 0-3 3-11 9-40 19-81 29-121z">
              <text:p/>
            </draw:path>
            <draw:path draw:style-name="gr8" draw:text-style-name="P6" draw:layer="layout" svg:width="0.3cm" svg:height="0.282cm" svg:x="4.692cm" svg:y="6.778cm" svg:viewBox="0 0 301 283" svg:d="M291 21c5-3 10-6 10-11 0-6-6-10-10-10-2 0-3 0-10 3-90 43-181 85-271 128-6 3-10 5-10 11s4 7 10 10c90 43 181 85 271 128 7 3 8 3 10 3 4 0 10-4 10-10s-5-8-10-11c-86-40-172-80-257-120 85-40 171-81 257-121z">
              <text:p/>
            </draw:path>
            <draw:path draw:style-name="gr8" draw:text-style-name="P6" draw:layer="layout" svg:width="0.206cm" svg:height="0.335cm" svg:x="5.188cm" svg:y="6.717cm" svg:viewBox="0 0 207 336" svg:d="M207 169c0-39-3-78-20-115-22-46-63-54-84-54-29 0-64 13-85 59-15 33-18 71-18 110 0 36 3 80 22 117 21 40 58 50 81 50 27 0 65-11 86-57 15-34 18-71 18-110zM103 325c-19 0-47-13-57-59-5-29-5-75-5-103 0-32 0-64 4-91 10-57 46-61 58-61 17 0 49 9 58 57 5 27 5 64 5 95 0 36 0 70-5 100-7 46-35 62-58 62z">
              <text:p/>
            </draw:path>
          </draw:g>
        </draw:g>
        <draw:g>
          <svg:title>TexMaths</svg:title>
          <svg:desc>14§display§F&gt;0§svg§600§TRUE§</svg:desc>
          <draw:g>
            <draw:path draw:style-name="gr8" draw:text-style-name="P6" draw:layer="layout" svg:width="0.349cm" svg:height="0.331cm" svg:x="4.149cm" svg:y="5.01cm" svg:viewBox="0 0 350 332" svg:d="M130 173c16 0 32 0 48 0 37 0 42 8 42 22 0 3 0 10-5 24-1 2-1 4-1 5 0 4 3 6 6 6 5 0 5-2 8-10 9-35 18-70 27-106 1-5 1-7 1-8-2-2-1-6-6-6s-5 3-8 11c-10 38-21 46-63 46-15 0-30 0-45 0 11-40 22-81 32-122 5-18 5-20 27-20 21 0 43 0 64 0 60 0 72 16 72 53 0 11 0 14-2 27-1 7-1 8-1 9 0 2 1 6 7 6 4 0 5-3 7-12 3-29 6-57 10-85 1-13-2-13-14-13-81 0-161 0-241 0-10 0-14 0-14 10 0 5 4 5 13 5 18 0 32 0 32 9 0 2 0 2-3 12-21 86-43 172-64 258-4 18-6 22-45 22-8 0-14 0-14 10 0 6 7 6 8 6 14 0 51-2 65-2 17 0 57 2 72 2 5 0 12 0 12-10 0-3-3-4-3-6-3 0-3 0-14 0s-14 0-27-1c-14-2-15-3-15-10 1-4 0-3 3-11 9-40 19-81 29-121z">
              <text:p/>
            </draw:path>
            <draw:path draw:style-name="gr8" draw:text-style-name="P6" draw:layer="layout" svg:width="0.3cm" svg:height="0.282cm" svg:x="4.692cm" svg:y="5.078cm" svg:viewBox="0 0 301 283" svg:d="M291 152c5-3 10-4 10-10s-5-8-10-11c-91-43-182-85-273-128-5-3-7-3-8-3-6 0-10 4-10 10 0 4 3 7 10 11 86 40 171 81 257 121-86 40-171 80-257 120-7 4-10 7-10 11 0 6 4 10 10 10 1 0 3 0 8-3 91-43 182-85 273-128z">
              <text:p/>
            </draw:path>
            <draw:path draw:style-name="gr8" draw:text-style-name="P6" draw:layer="layout" svg:width="0.206cm" svg:height="0.335cm" svg:x="5.188cm" svg:y="5.017cm" svg:viewBox="0 0 207 336" svg:d="M207 169c0-39-3-78-20-115-22-46-63-54-84-54-29 0-64 13-85 59-15 33-18 71-18 110 0 36 3 80 22 117 21 40 58 50 81 50 27 0 65-11 86-57 15-34 18-71 18-110zM103 325c-19 0-47-13-57-59-5-29-5-75-5-103 0-32 0-64 4-91 10-57 46-61 58-61 17 0 49 9 58 57 5 27 5 64 5 95 0 36 0 70-5 100-7 46-35 62-58 62z">
              <text:p/>
            </draw:path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pitch="variable"/>
    <style:font-face style:name="Arial Unicode MS" svg:font-family="'Arial Unicode MS'" style:font-family-generic="system" style:font-pitch="variable"/>
    <style:font-face style:name="Arial1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athematicaSans" svg:font-family="MathematicaSans" style:font-pitch="variable"/>
    <style:font-face style:name="MathematicaSans1" svg:font-family="MathematicaSans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8.89cm" fo:page-height="9.1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dc:date>2022-05-19T04:57:13.318233853</dc:date>
    <meta:editing-duration>PT10M30S</meta:editing-duration>
    <meta:editing-cycles>2</meta:editing-cycles>
    <meta:generator>LibreOffice/7.3.2.2$MacOSX_AARCH64 LibreOffice_project/49f2b1bff42cfccbd8f788c8dc32c1c309559be0</meta:generator>
    <meta:document-statistic meta:object-count="159"/>
  </office:meta>
</office:document-meta>
</file>